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5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4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5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52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52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52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4" calcext:value-type="float">
            <text:p>34</text:p>
          </table:table-cell>
          <table:table-cell table:style-name="ce168" table:content-validation-name="val1" table:formula="of:=IF(ISNUMBER([.F11]);[.F11]-TODAY();&quot;&quot;)" office:value-type="float" office:value="426" calcext:value-type="float">
            <text:p>42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388" calcext:value-type="float">
            <text:p>38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4" calcext:value-type="float">
            <text:p>4</text:p>
          </table:table-cell>
          <table:table-cell table:style-name="ce170" table:content-validation-name="val1" table:formula="of:=IF(ISNUMBER([.F14]);[.F14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388" calcext:value-type="float">
            <text:p>38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4" calcext:value-type="float">
            <text:p>4</text:p>
          </table:table-cell>
          <table:table-cell table:style-name="ce170" table:content-validation-name="val1" table:formula="of:=IF(ISNUMBER([.F17]);[.F17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24" calcext:value-type="float">
            <text:p>24</text:p>
          </table:table-cell>
          <table:table-cell table:style-name="ce170" table:content-validation-name="val1" table:formula="of:=IF(ISNUMBER([.F19]);[.F19]-TODAY();&quot;&quot;)" office:value-type="float" office:value="412" calcext:value-type="float">
            <text:p>41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10" calcext:value-type="float">
            <text:p>10</text:p>
          </table:table-cell>
          <table:table-cell table:style-name="ce170" table:content-validation-name="val1" table:formula="of:=IF(ISNUMBER([.F20]);[.F20]-TODAY();&quot;&quot;)" office:value-type="float" office:value="425" calcext:value-type="float">
            <text:p>425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" calcext:value-type="float">
            <text:p>2</text:p>
          </table:table-cell>
          <table:table-cell table:style-name="ce170" table:content-validation-name="val1" table:formula="of:=IF(ISNUMBER([.F21]);[.F21]-TODAY();&quot;&quot;)" office:value-type="float" office:value="426" calcext:value-type="float">
            <text:p>426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4" calcext:value-type="float">
            <text:p>24</text:p>
          </table:table-cell>
          <table:table-cell table:style-name="ce170" table:content-validation-name="val1" table:formula="of:=IF(ISNUMBER([.F23]);[.F23]-TODAY();&quot;&quot;)" office:value-type="float" office:value="412" calcext:value-type="float">
            <text:p>41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TODAY();&quot;&quot;)" office:value-type="float" office:value="480" calcext:value-type="float">
            <text:p>48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TODAY();&quot;&quot;)" office:value-type="float" office:value="472" calcext:value-type="float">
            <text:p>472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TODAY();&quot;&quot;)" office:value-type="float" office:value="472" calcext:value-type="float">
            <text:p>472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TODAY();&quot;&quot;)" office:value-type="float" office:value="480" calcext:value-type="float">
            <text:p>480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TODAY();&quot;&quot;)" office:value-type="float" office:value="579" calcext:value-type="float">
            <text:p>579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TODAY();&quot;&quot;)" office:value-type="float" office:value="579" calcext:value-type="float">
            <text:p>579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" calcext:value-type="percentage">
            <text:p>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68" table:content-validation-name="val1" table:formula="of:=[.H50]-[.I50]" office:value-type="float" office:value="190" calcext:value-type="float">
            <text:p>190</text:p>
          </table:table-cell>
          <table:table-cell table:style-name="ce168" table:content-validation-name="val1" table:formula="of:=IF(ISNUMBER([.F50]);[.F50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7" calcext:value-type="float">
            <text:p>7</text:p>
          </table:table-cell>
          <table:table-cell table:style-name="ce170" table:content-validation-name="val1" table:formula="of:=IF(ISNUMBER([.F52]);[.F52]-TODAY();&quot;&quot;)" office:value-type="float" office:value="473" calcext:value-type="float">
            <text:p>473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24" calcext:value-type="float">
            <text:p>24</text:p>
          </table:table-cell>
          <table:table-cell table:style-name="ce170" table:content-validation-name="val1" table:formula="of:=IF(ISNUMBER([.F53]);[.F53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1" calcext:value-type="float">
            <text:p>31</text:p>
          </table:table-cell>
          <table:table-cell table:style-name="ce170" table:content-validation-name="val1" table:formula="of:=IF(ISNUMBER([.F55]);[.F55]-TODAY();&quot;&quot;)" office:value-type="float" office:value="548" calcext:value-type="float">
            <text:p>548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70" table:content-validation-name="val1" table:formula="of:=[.H57]-[.I57]" office:value-type="float" office:value="30" calcext:value-type="float">
            <text:p>30</text:p>
          </table:table-cell>
          <table:table-cell table:style-name="ce170" table:content-validation-name="val1" table:formula="of:=IF(ISNUMBER([.F57]);[.F57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30" calcext:value-type="float">
            <text:p>30</text:p>
          </table:table-cell>
          <table:table-cell table:style-name="ce170" table:content-validation-name="val1" table:formula="of:=IF(ISNUMBER([.F58]);[.F58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style-name="ce170" table:content-validation-name="val1" table:formula="of:=IF(ISNUMBER([.F59]);[.F59]-TODAY();&quot;&quot;)" office:value-type="float" office:value="579" calcext:value-type="float">
            <text:p>579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TODAY();&quot;&quot;)" office:value-type="float" office:value="487" calcext:value-type="float">
            <text:p>487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TODAY();&quot;&quot;)" office:value-type="float" office:value="548" calcext:value-type="float">
            <text:p>548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TODAY();&quot;&quot;)" office:value-type="float" office:value="548" calcext:value-type="float">
            <text:p>548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TODAY();&quot;&quot;)" office:value-type="float" office:value="716" calcext:value-type="float">
            <text:p>716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TODAY();&quot;&quot;)" office:value-type="float" office:value="730" calcext:value-type="float">
            <text:p>730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TODAY();&quot;&quot;)" office:value-type="float" office:value="716" calcext:value-type="float">
            <text:p>716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TODAY();&quot;&quot;)" office:value-type="float" office:value="746" calcext:value-type="float">
            <text:p>74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TODAY();&quot;&quot;)" office:value-type="float" office:value="746" calcext:value-type="float">
            <text:p>74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64" calcext:value-type="float">
            <text:p>1164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99" calcext:value-type="float">
            <text:p>799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60" calcext:value-type="float">
            <text:p>760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77" calcext:value-type="float">
            <text:p>777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91" calcext:value-type="float">
            <text:p>791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99" calcext:value-type="float">
            <text:p>799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30" calcext:value-type="float">
            <text:p>830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30" calcext:value-type="float">
            <text:p>830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30" calcext:value-type="float">
            <text:p>830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30" calcext:value-type="float">
            <text:p>830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913" calcext:value-type="float">
            <text:p>913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69" calcext:value-type="float">
            <text:p>869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69" calcext:value-type="float">
            <text:p>869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64" calcext:value-type="float">
            <text:p>106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69" calcext:value-type="float">
            <text:p>869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64" calcext:value-type="float">
            <text:p>1064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64" calcext:value-type="float">
            <text:p>1064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64" calcext:value-type="float">
            <text:p>1064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30" calcext:value-type="float">
            <text:p>830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913" calcext:value-type="float">
            <text:p>913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64" calcext:value-type="float">
            <text:p>1064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64" calcext:value-type="float">
            <text:p>1064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64" calcext:value-type="float">
            <text:p>1164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64" calcext:value-type="float">
            <text:p>1064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64" calcext:value-type="float">
            <text:p>1064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111" calcext:value-type="float">
            <text:p>1111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64" calcext:value-type="float">
            <text:p>1164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64" calcext:value-type="float">
            <text:p>1164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64" calcext:value-type="float">
            <text:p>1164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64" calcext:value-type="float">
            <text:p>1164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64" calcext:value-type="float">
            <text:p>1164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64" calcext:value-type="float">
            <text:p>1164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64" calcext:value-type="float">
            <text:p>1164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18" calcext:value-type="float">
            <text:p>111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20" calcext:value-type="float">
            <text:p>112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25" calcext:value-type="float">
            <text:p>112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42" calcext:value-type="float">
            <text:p>1142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309" calcext:value-type="float">
            <text:p>1309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203" calcext:value-type="float">
            <text:p>1203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34" calcext:value-type="float">
            <text:p>1234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54" calcext:value-type="float">
            <text:p>1354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85" calcext:value-type="float">
            <text:p>1385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73" calcext:value-type="float">
            <text:p>1173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203" calcext:value-type="float">
            <text:p>1203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34" calcext:value-type="float">
            <text:p>1234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309" calcext:value-type="float">
            <text:p>1309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46" calcext:value-type="float">
            <text:p>1446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60" calcext:value-type="float">
            <text:p>1460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46" calcext:value-type="float">
            <text:p>1446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1+[.G31]*0.25+[.G43]*0.2+[.G52]*0.25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95" calcext:value-type="float">
            <text:p>1895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43" calcext:value-type="float">
            <text:p>1643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99" calcext:value-type="float">
            <text:p>1599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43" calcext:value-type="float">
            <text:p>1643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1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507" calcext:value-type="float">
            <text:p>1507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21" calcext:value-type="float">
            <text:p>1521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538" calcext:value-type="float">
            <text:p>1538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5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33];[.F33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30" calcext:value-type="float">
            <text:p>30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30" calcext:value-type="float">
            <text:p>30</text:p>
          </table:table-cell>
          <table:table-cell table:style-name="ce170" table:content-validation-name="val1" table:formula="of:=IF(ISNUMBER([.F33]);[.F33]-TODAY();&quot;&quot;)" office:value-type="float" office:value="1568" calcext:value-type="float">
            <text:p>1568</text:p>
          </table:table-cell>
          <table:table-cell table:style-name="ce164" table:content-validation-name="val1"/>
          <table:table-cell/>
          <table:table-cell table:style-name="ce181" table:number-columns-repeated="3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34];[.F34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30" calcext:value-type="float">
            <text:p>30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30" calcext:value-type="float">
            <text:p>30</text:p>
          </table:table-cell>
          <table:table-cell table:style-name="ce170" table:content-validation-name="val1" table:formula="of:=IF(ISNUMBER([.F34]);[.F34]-TODAY();&quot;&quot;)" office:value-type="float" office:value="1568" calcext:value-type="float">
            <text:p>1568</text:p>
          </table:table-cell>
          <table:table-cell table:style-name="ce164" table:content-validation-name="val1"/>
          <table:table-cell/>
          <table:table-cell table:style-name="ce181" table:number-columns-repeated="3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35];[.F35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88" calcext:value-type="float">
            <text:p>88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88" calcext:value-type="float">
            <text:p>88</text:p>
          </table:table-cell>
          <table:table-cell table:style-name="ce170" table:content-validation-name="val1" table:formula="of:=IF(ISNUMBER([.F35]);[.F35]-TODAY();&quot;&quot;)" office:value-type="float" office:value="1674" calcext:value-type="float">
            <text:p>1674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5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65" calcext:value-type="float">
            <text:p>176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705" calcext:value-type="float">
            <text:p>170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705" calcext:value-type="float">
            <text:p>170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705" calcext:value-type="float">
            <text:p>170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538" calcext:value-type="float">
            <text:p>1538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552" calcext:value-type="float">
            <text:p>1552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643" calcext:value-type="float">
            <text:p>1643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4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95" calcext:value-type="float">
            <text:p>189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812" calcext:value-type="float">
            <text:p>1812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856" calcext:value-type="float">
            <text:p>1856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856" calcext:value-type="float">
            <text:p>1856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95" calcext:value-type="float">
            <text:p>1895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4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1">
      <number:month/>
      <number:text>/</number:text>
      <number:day/>
      <number:text>/</number:text>
      <number:year number:style="long"/>
    </number:date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53">
      <number:hours/>
      <number:text>:</number:text>
      <number:minutes number:style="long"/>
      <number:text>:</number:text>
      <number:seconds number:style="long"/>
    </number:tim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time-style style:name="N151">
      <number:minutes number:style="long"/>
      <number:text>:</number:text>
      <number:seconds number:style="long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minutes number:style="long"/>
      <number:text>:</number:text>
      <number:seconds number:style="long" number:decimal-places="1"/>
    </number:time-style>
    <number:date-style style:name="N14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28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6T10:58:40.636830035</dc:date>
    <meta:editing-cycles>595</meta:editing-cycles>
    <meta:editing-duration>P1DT9H48M3S</meta:editing-duration>
    <meta:generator>LibreOffice/7.3.7.2$Linux_X86_64 LibreOffice_project/30$Build-2</meta:generator>
    <meta:document-statistic meta:table-count="4" meta:cell-count="203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